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ans-serif" svg:font-family="sans-serif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fo:language="en" fo:country="US"/>
    </style:style>
    <style:style style:name="T3" style:parent-style-name="Absatz-Standardschriftart" style:family="text">
      <style:text-properties fo:font-weight="bold" style:font-weight-asian="bold" fo:language="en" fo:country="US"/>
    </style:style>
    <style:style style:name="T4" style:parent-style-name="Absatz-Standardschriftart" style:family="text">
      <style:text-properties fo:font-weight="bold" style:font-weight-asian="bold" fo:language="en" fo:country="US"/>
    </style:style>
    <style:style style:name="T5" style:parent-style-name="Absatz-Standardschriftart" style:family="text">
      <style:text-properties fo:font-weight="bold" style:font-weight-asian="bold" fo:language="en" fo:country="US"/>
    </style:style>
    <style:style style:name="T6" style:parent-style-name="Absatz-Standardschriftart" style:family="text">
      <style:text-properties fo:font-weight="bold" style:font-weight-asian="bold" fo:language="en" fo:country="US"/>
    </style:style>
    <style:style style:name="T7" style:parent-style-name="Absatz-Standardschriftart" style:family="text">
      <style:text-properties fo:language="en" fo:country="US"/>
    </style:style>
    <style:style style:name="T8" style:parent-style-name="Absatz-Standardschriftart" style:family="text">
      <style:text-properties fo:language="en" fo:country="US"/>
    </style:style>
    <style:style style:name="P9" style:parent-style-name="Standard" style:family="paragraph">
      <style:paragraph-properties fo:line-height="100%"/>
      <style:text-properties fo:language="en" fo:country="US"/>
    </style:style>
    <style:style style:name="P10" style:parent-style-name="Standard" style:family="paragraph">
      <style:paragraph-properties fo:line-height="100%"/>
      <style:text-properties fo:language="en" fo:country="US"/>
    </style:style>
    <style:style style:name="P11" style:parent-style-name="Standard" style:family="paragraph">
      <style:paragraph-properties fo:line-height="100%"/>
      <style:text-properties fo:font-size="16pt" style:font-size-asian="16pt" style:font-size-complex="16pt" fo:language="en" fo:country="US"/>
    </style:style>
    <style:style style:name="P12" style:parent-style-name="Standard" style:family="paragraph">
      <style:paragraph-properties fo:line-height="100%" fo:text-indent="0.4916in"/>
      <style:text-properties fo:language="en" fo:country="US"/>
    </style:style>
    <style:style style:name="T13" style:parent-style-name="Absatz-Standardschriftart" style:family="text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fo:font-weight="bold" style:font-weight-asian="bold" fo:language="en" fo:country="US"/>
    </style:style>
    <style:style style:name="T17" style:parent-style-name="Absatz-Standardschriftart" style:family="text">
      <style:text-properties fo:language="en" fo:country="US"/>
    </style:style>
    <style:style style:name="T18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9" style:parent-style-name="Absatz-Standardschriftart" style:family="text">
      <style:text-properties fo:language="en" fo:country="US"/>
    </style:style>
    <style:style style:name="P20" style:parent-style-name="Standard" style:family="paragraph">
      <style:paragraph-properties fo:margin-bottom="0in"/>
      <style:text-properties style:font-name="Calibri" style:font-name-complex="Calibri" fo:font-size="10pt" style:font-size-asian="10pt" style:font-size-complex="10pt" fo:language="en" fo:country="US"/>
    </style:style>
    <style:style style:name="P21" style:parent-style-name="Standard" style:family="paragraph">
      <style:paragraph-properties fo:margin-bottom="0.0597in"/>
      <style:text-properties style:font-name="Calibri" style:font-name-complex="Calibri" fo:font-style="italic" style:font-style-asian="italic" style:font-style-complex="italic" fo:font-size="10pt" style:font-size-asian="10pt" style:font-size-complex="10pt" fo:language="en" fo:country="US"/>
    </style:style>
    <style:style style:name="P22" style:parent-style-name="Standard" style:family="paragraph">
      <style:paragraph-properties fo:margin-bottom="0.0597in"/>
      <style:text-properties style:font-name="Calibri" style:font-name-complex="Calibri" fo:font-style="italic" style:font-style-asian="italic" style:font-style-complex="italic" fo:font-size="10pt" style:font-size-asian="10pt" style:font-size-complex="10pt" fo:language="en" fo:country="US"/>
    </style:style>
    <style:style style:name="T23" style:parent-style-name="Absatz-Standardschriftart" style:family="text">
      <style:text-properties fo:language="en" fo:country="US"/>
    </style:style>
    <style:style style:name="T24" style:parent-style-name="Absatz-Standardschriftart" style:family="text">
      <style:text-properties fo:language="en" fo:country="US"/>
    </style:style>
    <style:style style:name="T25" style:parent-style-name="Absatz-Standardschriftart" style:family="text">
      <style:text-properties fo:language="en" fo:country="US"/>
    </style:style>
    <style:style style:name="T26" style:parent-style-name="Absatz-Standardschriftart" style:family="text">
      <style:text-properties fo:font-weight="bold" style:font-weight-asian="bold" style:font-weight-complex="bold" fo:language="en" fo:country="US"/>
    </style:style>
    <style:style style:name="T27" style:parent-style-name="Absatz-Standardschriftart" style:family="text">
      <style:text-properties fo:language="en" fo:country="US"/>
    </style:style>
    <style:style style:name="T28" style:parent-style-name="Absatz-Standardschriftart" style:family="text">
      <style:text-properties fo:language="en" fo:country="US"/>
    </style:style>
    <style:style style:name="T29" style:parent-style-name="Absatz-Standardschriftart" style:family="text">
      <style:text-properties fo:language="en" fo:country="US"/>
    </style:style>
    <style:style style:name="T30" style:parent-style-name="Absatz-Standardschriftart" style:family="text">
      <style:text-properties fo:language="en" fo:country="US"/>
    </style:style>
    <style:style style:name="T31" style:parent-style-name="Absatz-Standardschriftart" style:family="text">
      <style:text-properties fo:font-weight="bold" style:font-weight-asian="bold" style:font-weight-complex="bold" fo:language="en" fo:country="US"/>
    </style:style>
    <style:style style:name="T32" style:parent-style-name="Absatz-Standardschriftart" style:family="text">
      <style:text-properties fo:language="en" fo:country="US"/>
    </style:style>
    <style:style style:name="T33" style:parent-style-name="Absatz-Standardschriftart" style:family="text">
      <style:text-properties fo:language="en" fo:country="US"/>
    </style:style>
    <style:style style:name="T34" style:parent-style-name="Absatz-Standardschriftart" style:family="text">
      <style:text-properties style:font-name="sans-serif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5" style:parent-style-name="Absatz-Standardschriftart" style:family="text">
      <style:text-properties fo:language="en" fo:country="US"/>
    </style:style>
    <style:style style:name="T36" style:parent-style-name="Absatz-Standardschriftart" style:family="text">
      <style:text-properties style:font-name="sans-serif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7" style:parent-style-name="Absatz-Standardschriftart" style:family="text">
      <style:text-properties fo:language="en" fo:country="US"/>
    </style:style>
    <style:style style:name="T38" style:parent-style-name="Absatz-Standardschriftart" style:family="text">
      <style:text-properties style:font-name="sans-serif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39" style:parent-style-name="Absatz-Standardschriftart" style:family="text">
      <style:text-properties fo:language="en" fo:country="US"/>
    </style:style>
    <style:style style:name="T40" style:parent-style-name="Absatz-Standardschriftart" style:family="text">
      <style:text-properties fo:font-weight="bold" style:font-weight-asian="bold" style:font-weight-complex="bold" fo:language="en" fo:country="US"/>
    </style:style>
    <style:style style:name="T41" style:parent-style-name="Absatz-Standardschriftart" style:family="text">
      <style:text-properties fo:language="en" fo:country="US"/>
    </style:style>
    <style:style style:name="T42" style:parent-style-name="Absatz-Standardschriftart" style:family="text">
      <style:text-properties fo:font-weight="bold" style:font-weight-asian="bold" style:font-weight-complex="bold" fo:language="en" fo:country="US"/>
    </style:style>
    <style:style style:name="T43" style:parent-style-name="Absatz-Standardschriftart" style:family="text">
      <style:text-properties fo:language="en" fo:country="US"/>
    </style:style>
    <style:style style:name="T44" style:parent-style-name="Absatz-Standardschriftart" style:family="text">
      <style:text-properties fo:font-weight="bold" style:font-weight-asian="bold" fo:language="en" fo:country="US"/>
    </style:style>
    <style:style style:name="T45" style:parent-style-name="Absatz-Standardschriftart" style:family="text">
      <style:text-properties fo:language="en" fo:country="US"/>
    </style:style>
    <style:style style:name="T46" style:parent-style-name="Absatz-Standardschriftart" style:family="text">
      <style:text-properties fo:language="en" fo:country="US"/>
    </style:style>
    <style:style style:name="T47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8" style:parent-style-name="Absatz-Standardschriftart" style:family="text">
      <style:text-properties fo:language="en" fo:country="US"/>
    </style:style>
    <style:style style:name="T49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0" style:parent-style-name="Absatz-Standardschriftart" style:family="text">
      <style:text-properties fo:language="en" fo:country="US"/>
    </style:style>
    <style:style style:name="T51" style:parent-style-name="Absatz-Standardschriftart" style:family="text">
      <style:text-properties fo:font-weight="bold" style:font-weight-asian="bold" fo:language="en" fo:country="US"/>
    </style:style>
    <style:style style:name="T52" style:parent-style-name="Absatz-Standardschriftart" style:family="text">
      <style:text-properties fo:language="en" fo:country="US"/>
    </style:style>
    <style:style style:name="T53" style:parent-style-name="Absatz-Standardschriftart" style:family="text">
      <style:text-properties fo:language="en" fo:country="US"/>
    </style:style>
    <style:style style:name="T54" style:parent-style-name="Absatz-Standardschriftart" style:family="text">
      <style:text-properties fo:language="en" fo:country="US"/>
    </style:style>
    <style:style style:name="T55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6" style:parent-style-name="Absatz-Standardschriftart" style:family="text">
      <style:text-properties fo:language="en" fo:country="US"/>
    </style:style>
    <style:style style:name="T57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8" style:parent-style-name="Absatz-Standardschriftart" style:family="text">
      <style:text-properties fo:language="en" fo:country="US"/>
    </style:style>
    <style:style style:name="T59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0" style:parent-style-name="Absatz-Standardschriftart" style:family="text">
      <style:text-properties fo:language="en" fo:country="US"/>
    </style:style>
    <style:style style:name="T61" style:parent-style-name="Absatz-Standardschriftart" style:family="text">
      <style:text-properties fo:language="en" fo:country="US"/>
    </style:style>
    <style:style style:name="T62" style:parent-style-name="Absatz-Standardschriftart" style:family="text">
      <style:text-properties fo:language="en" fo:country="US"/>
    </style:style>
    <style:style style:name="T63" style:parent-style-name="Absatz-Standardschriftart" style:family="text">
      <style:text-properties fo:font-weight="bold" style:font-weight-asian="bold" fo:language="en" fo:country="US"/>
    </style:style>
    <style:style style:name="T64" style:parent-style-name="Absatz-Standardschriftart" style:family="text">
      <style:text-properties fo:language="en" fo:country="US"/>
    </style:style>
    <style:style style:name="T65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6" style:parent-style-name="Absatz-Standardschriftart" style:family="text">
      <style:text-properties fo:language="en" fo:country="US"/>
    </style:style>
    <style:style style:name="T67" style:parent-style-name="Absatz-Standardschriftart" style:family="text">
      <style:text-properties fo:language="en" fo:country="US"/>
    </style:style>
    <style:style style:name="T68" style:parent-style-name="Absatz-Standardschriftart" style:family="text">
      <style:text-properties fo:language="en" fo:country="US"/>
    </style:style>
    <style:style style:name="T69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70" style:parent-style-name="Absatz-Standardschriftart" style:family="text">
      <style:text-properties fo:language="en" fo:country="US"/>
    </style:style>
    <style:style style:name="T71" style:parent-style-name="Absatz-Standardschriftart" style:family="text">
      <style:text-properties fo:language="en" fo:country="US"/>
    </style:style>
    <style:style style:name="T72" style:parent-style-name="Absatz-Standardschriftart" style:family="text">
      <style:text-properties fo:language="en" fo:country="US"/>
    </style:style>
    <style:style style:name="T73" style:parent-style-name="Absatz-Standardschriftart" style:family="text">
      <style:text-properties fo:language="en" fo:country="US"/>
    </style:style>
    <style:style style:name="T74" style:parent-style-name="Absatz-Standardschriftart" style:family="text">
      <style:text-properties fo:language="en" fo:country="US"/>
    </style:style>
    <style:style style:name="T75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76" style:parent-style-name="Absatz-Standardschriftart" style:family="text">
      <style:text-properties fo:language="en" fo:country="US"/>
    </style:style>
    <style:style style:name="T77" style:parent-style-name="Absatz-Standardschriftart" style:family="text">
      <style:text-properties fo:language="en" fo:country="US"/>
    </style:style>
    <style:style style:name="T78" style:parent-style-name="Absatz-Standardschriftart" style:family="text">
      <style:text-properties fo:language="en" fo:country="US"/>
    </style:style>
    <style:style style:name="T79" style:parent-style-name="Absatz-Standardschriftart" style:family="text">
      <style:text-properties fo:language="en" fo:country="US"/>
    </style:style>
    <style:style style:name="T80" style:parent-style-name="Absatz-Standardschriftart" style:family="text">
      <style:text-properties fo:language="en" fo:country="US"/>
    </style:style>
    <style:style style:name="T81" style:parent-style-name="Absatz-Standardschriftart" style:family="text">
      <style:text-properties fo:font-weight="bold" style:font-weight-asian="bold" fo:language="en" fo:country="US"/>
    </style:style>
    <style:style style:name="T82" style:parent-style-name="Absatz-Standardschriftart" style:family="text">
      <style:text-properties fo:language="en" fo:country="US"/>
    </style:style>
    <style:style style:name="T83" style:parent-style-name="Absatz-Standardschriftart" style:family="text">
      <style:text-properties fo:language="en" fo:country="US"/>
    </style:style>
    <style:style style:name="T84" style:parent-style-name="Absatz-Standardschriftart" style:family="text">
      <style:text-properties style:font-style-complex="italic" style:text-underline-type="single" style:text-underline-style="solid" style:text-underline-width="auto" style:text-underline-mode="continuous" fo:language="en" fo:country="US"/>
    </style:style>
    <style:style style:name="T85" style:parent-style-name="Absatz-Standardschriftart" style:family="text">
      <style:text-properties fo:language="en" fo:country="US"/>
    </style:style>
    <style:style style:name="T86" style:parent-style-name="Absatz-Standardschriftart" style:family="text">
      <style:text-properties fo:language="en" fo:country="US"/>
    </style:style>
    <style:style style:name="T87" style:parent-style-name="Absatz-Standardschriftart" style:family="text">
      <style:text-properties fo:language="en" fo:country="US"/>
    </style:style>
    <style:style style:name="T88" style:parent-style-name="Absatz-Standardschriftart" style:family="text">
      <style:text-properties style:font-style-complex="italic" style:text-underline-type="single" style:text-underline-style="solid" style:text-underline-width="auto" style:text-underline-mode="continuous" fo:language="en" fo:country="US"/>
    </style:style>
    <style:style style:name="T89" style:parent-style-name="Absatz-Standardschriftart" style:family="text">
      <style:text-properties fo:language="en" fo:country="US"/>
    </style:style>
    <style:style style:name="T90" style:parent-style-name="Absatz-Standardschriftart" style:family="text">
      <style:text-properties fo:language="en" fo:country="US"/>
    </style:style>
    <style:style style:name="T91" style:parent-style-name="Absatz-Standardschriftart" style:family="text">
      <style:text-properties fo:language="en" fo:country="US"/>
    </style:style>
    <style:style style:name="T92" style:parent-style-name="Absatz-Standardschriftart" style:family="text">
      <style:text-properties fo:language="en" fo:country="US"/>
    </style:style>
    <style:style style:name="T93" style:parent-style-name="Absatz-Standardschriftart" style:family="text">
      <style:text-properties fo:language="en" fo:country="US"/>
    </style:style>
    <style:style style:name="T94" style:parent-style-name="Absatz-Standardschriftart" style:family="text">
      <style:text-properties fo:font-weight="bold" style:font-weight-asian="bold" style:font-weight-complex="bold" fo:language="en" fo:country="US"/>
    </style:style>
    <style:style style:name="T95" style:parent-style-name="Absatz-Standardschriftart" style:family="text">
      <style:text-properties fo:language="en" fo:country="US"/>
    </style:style>
    <style:style style:name="T96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97" style:parent-style-name="Absatz-Standardschriftart" style:family="text">
      <style:text-properties fo:language="en" fo:country="US"/>
    </style:style>
    <style:style style:name="T98" style:parent-style-name="Absatz-Standardschriftart" style:family="text">
      <style:text-properties fo:language="en" fo:country="US"/>
    </style:style>
    <style:style style:name="T99" style:parent-style-name="Absatz-Standardschriftart" style:family="text">
      <style:text-properties fo:language="en" fo:country="US"/>
    </style:style>
    <style:style style:name="T100" style:parent-style-name="Absatz-Standardschriftart" style:family="text">
      <style:text-properties fo:font-weight="bold" style:font-weight-asian="bold" style:font-weight-complex="bold" fo:language="en" fo:country="US"/>
    </style:style>
    <style:style style:name="T101" style:parent-style-name="Absatz-Standardschriftart" style:family="text">
      <style:text-properties fo:language="en" fo:country="US"/>
    </style:style>
    <style:style style:name="T102" style:parent-style-name="Absatz-Standardschriftart" style:family="text">
      <style:text-properties fo:language="en" fo:country="US"/>
    </style:style>
    <style:style style:name="T103" style:parent-style-name="Absatz-Standardschriftart" style:family="text">
      <style:text-properties fo:language="en" fo:country="US"/>
    </style:style>
    <style:style style:name="T104" style:parent-style-name="Absatz-Standardschriftart" style:family="text">
      <style:text-properties fo:language="en" fo:country="US"/>
    </style:style>
    <style:style style:name="T105" style:parent-style-name="Absatz-Standardschriftart" style:family="text">
      <style:text-properties fo:font-weight="bold" style:font-weight-asian="bold" style:font-weight-complex="bold" fo:language="en" fo:country="US"/>
    </style:style>
    <style:style style:name="T106" style:parent-style-name="Absatz-Standardschriftart" style:family="text">
      <style:text-properties fo:language="en" fo:country="US"/>
    </style:style>
    <style:style style:name="T107" style:parent-style-name="Absatz-Standardschriftart" style:family="text">
      <style:text-properties fo:language="en" fo:country="US"/>
    </style:style>
    <style:style style:name="T108" style:parent-style-name="Absatz-Standardschriftart" style:family="text">
      <style:text-properties fo:language="en" fo:country="US"/>
    </style:style>
    <style:style style:name="T109" style:parent-style-name="Absatz-Standardschriftart" style:family="text">
      <style:text-properties fo:language="en" fo:country="US"/>
    </style:style>
    <style:style style:name="T110" style:parent-style-name="Absatz-Standardschriftart" style:family="text">
      <style:text-properties fo:font-weight="bold" style:font-weight-asian="bold" style:font-weight-complex="bold" fo:language="en" fo:country="US"/>
    </style:style>
    <style:style style:name="T111" style:parent-style-name="Absatz-Standardschriftart" style:family="text">
      <style:text-properties fo:language="en" fo:country="US"/>
    </style:style>
    <style:style style:name="T112" style:parent-style-name="Absatz-Standardschriftart" style:family="text">
      <style:text-properties fo:language="en" fo:country="US"/>
    </style:style>
    <style:style style:name="T113" style:parent-style-name="Absatz-Standardschriftart" style:family="text">
      <style:text-properties fo:language="en" fo:country="US"/>
    </style:style>
    <style:style style:name="T114" style:parent-style-name="Absatz-Standardschriftart" style:family="text">
      <style:text-properties fo:language="en" fo:country="US"/>
    </style:style>
    <style:style style:name="T115" style:parent-style-name="Absatz-Standardschriftart" style:family="text">
      <style:text-properties fo:font-weight="bold" style:font-weight-asian="bold" style:font-weight-complex="bold" fo:language="en" fo:country="US"/>
    </style:style>
    <style:style style:name="T116" style:parent-style-name="Absatz-Standardschriftart" style:family="text">
      <style:text-properties fo:language="en" fo:country="US"/>
    </style:style>
    <style:style style:name="T117" style:parent-style-name="Absatz-Standardschriftart" style:family="text">
      <style:text-properties fo:language="en" fo:country="US"/>
    </style:style>
    <style:style style:name="T118" style:parent-style-name="Absatz-Standardschriftart" style:family="text">
      <style:text-properties fo:language="en" fo:country="US"/>
    </style:style>
    <style:style style:name="P119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T120" style:parent-style-name="Absatz-Standardschriftart" style:family="text">
      <style:text-properties fo:language="en" fo:country="US"/>
    </style:style>
    <style:style style:name="T121" style:parent-style-name="Absatz-Standardschriftart" style:family="text">
      <style:text-properties fo:font-style="italic" style:font-style-asian="italic" style:font-style-complex="italic" fo:language="en" fo:country="US"/>
    </style:style>
    <style:style style:name="T122" style:parent-style-name="Absatz-Standardschriftart" style:family="text">
      <style:text-properties fo:font-style="italic" style:font-style-asian="italic" style:font-style-complex="italic" fo:color="#6666FF" fo:language="en" fo:country="US"/>
    </style:style>
    <style:style style:name="T123" style:parent-style-name="Absatz-Standardschriftart" style:family="text">
      <style:text-properties fo:font-style="italic" style:font-style-asian="italic" style:font-style-complex="italic" fo:language="en" fo:country="US"/>
    </style:style>
    <style:style style:name="T124" style:parent-style-name="Absatz-Standardschriftart" style:family="text">
      <style:text-properties fo:font-style="italic" style:font-style-asian="italic" style:font-style-complex="italic" fo:color="#FF6600" fo:language="en" fo:country="US"/>
    </style:style>
    <style:style style:name="T125" style:parent-style-name="Absatz-Standardschriftart" style:family="text">
      <style:text-properties fo:font-style="italic" style:font-style-asian="italic" style:font-style-complex="italic" fo:language="en" fo:country="US"/>
    </style:style>
    <style:style style:name="T126" style:parent-style-name="Absatz-Standardschriftart" style:family="text">
      <style:text-properties fo:font-style="italic" style:font-style-asian="italic" style:font-style-complex="italic" fo:color="#33FF99" fo:language="en" fo:country="US"/>
    </style:style>
    <style:style style:name="T127" style:parent-style-name="Absatz-Standardschriftart" style:family="text">
      <style:text-properties fo:font-style="italic" style:font-style-asian="italic" style:font-style-complex="italic" fo:language="en" fo:country="US"/>
    </style:style>
    <style:style style:name="T128" style:parent-style-name="Absatz-Standardschriftart" style:family="text">
      <style:text-properties fo:font-style="italic" style:font-style-asian="italic" style:font-style-complex="italic" fo:color="#FF33FF" fo:language="en" fo:country="US"/>
    </style:style>
    <style:style style:name="T129" style:parent-style-name="Absatz-Standardschriftart" style:family="text">
      <style:text-properties fo:font-style="italic" style:font-style-asian="italic" style:font-style-complex="italic" fo:language="en" fo:country="US"/>
    </style:style>
    <style:style style:name="P130" style:parent-style-name="Standard" style:family="paragraph">
      <style:paragraph-properties fo:margin-bottom="0in" fo:line-height="100%"/>
    </style:style>
    <style:style style:name="T131" style:parent-style-name="Absatz-Standardschriftart" style:family="text">
      <style:text-properties fo:font-size="9pt" style:font-size-asian="9pt" style:font-size-complex="9pt" fo:language="en" fo:country="US"/>
    </style:style>
    <style:style style:name="T132" style:parent-style-name="Absatz-Standardschriftart" style:family="text">
      <style:text-properties fo:color="#6666FF" fo:font-size="9pt" style:font-size-asian="9pt" style:font-size-complex="9pt" fo:language="en" fo:country="US"/>
    </style:style>
    <style:style style:name="T133" style:parent-style-name="Absatz-Standardschriftart" style:family="text">
      <style:text-properties fo:font-size="9pt" style:font-size-asian="9pt" style:font-size-complex="9pt" fo:language="en" fo:country="US"/>
    </style:style>
    <style:style style:name="T134" style:parent-style-name="Absatz-Standardschriftart" style:family="text">
      <style:text-properties fo:color="#FF6600" fo:font-size="9pt" style:font-size-asian="9pt" style:font-size-complex="9pt" fo:language="en" fo:country="US"/>
    </style:style>
    <style:style style:name="T135" style:parent-style-name="Absatz-Standardschriftart" style:family="text">
      <style:text-properties fo:font-size="9pt" style:font-size-asian="9pt" style:font-size-complex="9pt" fo:language="en" fo:country="US"/>
    </style:style>
    <style:style style:name="T136" style:parent-style-name="Absatz-Standardschriftart" style:family="text">
      <style:text-properties fo:color="#00FF66" fo:font-size="9pt" style:font-size-asian="9pt" style:font-size-complex="9pt" fo:language="en" fo:country="US"/>
    </style:style>
    <style:style style:name="T137" style:parent-style-name="Absatz-Standardschriftart" style:family="text">
      <style:text-properties fo:color="#FF00CC" fo:font-size="9pt" style:font-size-asian="9pt" style:font-size-complex="9pt" fo:language="en" fo:country="US"/>
    </style:style>
    <style:style style:name="P138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39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40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41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42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43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44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45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46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47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48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49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50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51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52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53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54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55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56" style:parent-style-name="Standard" style:family="paragraph">
      <style:paragraph-properties fo:margin-bottom="0in" fo:line-height="100%"/>
      <style:text-properties fo:color="#000000" fo:font-size="9pt" style:font-size-asian="9pt" style:font-size-complex="9pt" fo:language="en" fo:country="US"/>
    </style:style>
    <style:style style:name="P157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158" style:parent-style-name="Listenabsatz" style:family="paragraph">
      <style:text-properties fo:language="en" fo:country="US"/>
    </style:style>
  </office:automatic-styles>
  <office:body>
    <office:text text:use-soft-page-breaks="true">
      <text:p text:style-name="P1"><text:span text:style-name="T2">Information Retrieval</text:span><text:span text:style-name="T3"><text:tab/></text:span><text:span text:style-name="T4"><text:tab/></text:span><text:span text:style-name="T5"><text:tab/>Programming Task P02</text:span><text:span text:style-name="T6"><text:tab/></text:span><text:span text:style-name="T7"><text:tab/></text:span><text:span text:style-name="T8"><text:tab/>WS 2017 / 2018</text:span></text:p>
      <text:p text:style-name="P9">Team: 1000DPS</text:p>
      <text:p text:style-name="P10">Member: Christopher Dollase <text:s/>(209045), Kilian Pößel (208488) , Friedrich Schwager (210552)</text:p>
      <text:p text:style-name="P11">Documentation</text:p>
      <text:p text:style-name="P12">“How<text:s/>did you solve the task (what library function have you used and for what purpose)? “</text:p>
      <text:p text:style-name="Standard"><text:span text:style-name="T13">The projects task was to program our own (command-line based) web search engine using the open source search library Lucene and Java. In the following abstract we will exp</text:span><text:span text:style-name="T14">lain how we met the different criteria.</text:span><text:span text:style-name="T15"><text:s/>Methods will be marked<text:s/></text:span><text:span text:style-name="T16">bold</text:span><text:span text:style-name="T17"><text:s/>and used variables are<text:s/></text:span><text:span text:style-name="T18">underlined</text:span><text:span text:style-name="T19">.</text:span></text:p>
      <text:p text:style-name="P20">The program runs in the command line by typing:</text:p>
      <text:p text:style-name="P21">java -jar IR_P02.jar [seed URL] [crawl depth] [path to indexfolder] [query]</text:p>
      <text:p text:style-name="P22"/>
      <text:p text:style-name="Standard"><text:span text:style-name="T23">The HTML-webpage-crawler is started by<text:s/></text:span><text:span text:style-name="T24">its</text:span><text:span text:style-name="T25"><text:s/></text:span><text:span text:style-name="T26">run</text:span><text:span text:style-name="T27">-method</text:span><text:span text:style-name="T28"><text:s/>in the main-method</text:span><text:span text:style-name="T29"><text:s/>of LuceneSearcher</text:span><text:span text:style-name="T30">.<text:s/></text:span><text:span text:style-name="T31">Run</text:span><text:span text:style-name="T32"><text:s/>takes<text:s/></text:span><text:span text:style-name="T33">the the globally available user choice of the<text:s/></text:span><text:span text:style-name="T34">seed URL</text:span><text:span text:style-name="T35">, an<text:s/></text:span><text:span text:style-name="T36">path to indexfolder</text:span><text:span text:style-name="T37"><text:s/>and the<text:s/></text:span><text:span text:style-name="T38">crawl depth</text:span><text:span text:style-name="T39">. Its functionality is split into two submethods:<text:s/></text:span><text:span text:style-name="T40">CrawlAndAddURLtoList</text:span><text:span text:style-name="T41"><text:s/>and<text:s/></text:span><text:span text:style-name="T42">PrintURLtoTXT</text:span><text:span text:style-name="T43">.</text:span></text:p>
      <text:p text:style-name="Standard"><text:span text:style-name="T44">CrawlAndAddURLtoList</text:span><text:span text:style-name="T45"><text:s/>is a recursively called method. Starting with<text:s/></text:span><text:span text:style-name="T46">the<text:s/></text:span><text:span text:style-name="T47">seedURL</text:span><text:span text:style-name="T48"><text:s/>and a current<text:s/></text:span><text:span text:style-name="T49">depth</text:span><text:span text:style-name="T50"><text:s/>of 0, performing a depth-first search (crawl process). Each call starts by<text:s/></text:span><text:span text:style-name="T51">normalizing</text:span><text:span text:style-name="T52"><text:s/>the URL and checking for duplicates, therefore avoiding cycles in the crawl-process. If no duplicates were found and the maximum depth is</text:span><text:span text:style-name="T53"><text:s/>not reached, the method tries to retrieve all Links contained by the current HTML Document. This is done via jsoup-library by connecting to the URL and then parsing the HTML document for all “a href”-tags.<text:s/></text:span><text:span text:style-name="T54">Both the normalized<text:s/></text:span><text:span text:style-name="T55">URL</text:span><text:span text:style-name="T56"><text:s/>and the current<text:s/></text:span><text:span text:style-name="T57">depth</text:span><text:span text:style-name="T58"><text:s/>are collected in a<text:s/></text:span><text:span text:style-name="T59">List of PrintObjects</text:span><text:span text:style-name="T60"><text:s/>(String URL, int, depth).</text:span><text:span text:style-name="T61"><text:s/></text:span></text:p>
      <text:p text:style-name="Standard"><text:span text:style-name="T62">The<text:s/></text:span><text:span text:style-name="T63">PrintURLtoTXT</text:span><text:span text:style-name="T64"><text:s/>method creates a new<text:s/></text:span><text:span text:style-name="T65">path</text:span><text:span text:style-name="T66"><text:s/>from the</text:span><text:span text:style-name="T67"><text:s/>user given</text:span><text:span text:style-name="T68"><text:s/></text:span><text:span text:style-name="T69">indexDirectory</text:span><text:span text:style-name="T70"><text:s/>and<text:s/></text:span><text:span text:style-name="T71">uses a Filewriter to print</text:span><text:span text:style-name="T72"><text:s/>a</text:span><text:span text:style-name="T73">ll entries<text:s/></text:span><text:span text:style-name="T74">of the<text:s/></text:span><text:span text:style-name="T75">URLindexList</text:span><text:span text:style-name="T76"><text:s/></text:span><text:span text:style-name="T77">to</text:span><text:span text:style-name="T78"><text:s/>the new file</text:span><text:span text:style-name="T79"><text:s/>pages.txt<text:s/></text:span></text:p>
      <text:p text:style-name="Standard"><text:span text:style-name="T80">After both methods are done, the<text:s/></text:span><text:span text:style-name="T81">run</text:span><text:span text:style-name="T82"><text:s/>method finally returns a List of normalized URLs to the main method.</text:span></text:p>
      <text:p text:style-name="Standard"><text:span text:style-name="T83">With this list we create the<text:s/></text:span><text:span text:style-name="T84">SearchObject</text:span><text:span text:style-name="T85"><text:s/>containing the query, the path to index folder and the ranking model (we chose Vector Space as default</text:span><text:span text:style-name="T86"><text:s/>ranking model). We instantiate</text:span><text:span text:style-name="T87"><text:s/>the<text:s/></text:span><text:span text:style-name="T88">IndexWriterConfig</text:span><text:span text:style-name="T89"><text:s/>with the<text:s/></text:span><text:span text:style-name="T90">EnglishAnaly</text:span><text:span text:style-name="T91">zer (inlcudes stemming) and th</text:span><text:span text:style-name="T92">e given ranking model. Then we create the i</text:span><text:span text:style-name="T93">ndex in<text:s/></text:span><text:span text:style-name="T94">AddFilestoIndex</text:span><text:span text:style-name="T95">. Before adding the<text:s/></text:span><text:span text:style-name="T96">documents</text:span><text:span text:style-name="T97"><text:s/>to the index</text:span><text:span text:style-name="T98">,</text:span><text:span text:style-name="T99"><text:s/>we had to translate the jsoup document into a Lucene document. This is done by<text:s/></text:span><text:span text:style-name="T100">getDocument</text:span><text:span text:style-name="T101">. For the document</text:span><text:span text:style-name="T102"><text:s/>we use<text:s/></text:span><text:span text:style-name="T103">Lucene StringField for title and URL and Lucene TextField for the content.</text:span></text:p>
      <text:p text:style-name="Standard"><text:span text:style-name="T104">Before we search the index with the given query, we call the<text:s/></text:span><text:span text:style-name="T105">CreateIndexReaderAndSearcher</text:span><text:span text:style-name="T106"><text:s/>with the same index and ranking model as the IndexWriter. <text:s/>The search function takes our a</text:span><text:span text:style-name="T107">nalyzer and the query string to build a MultiFieldQueryParser object for title and the body to enable multiple field search. After that our index searche</text:span><text:span text:style-name="T108">r is used to build ranked hits,<text:s/></text:span><text:span text:style-name="T109">returning the best 10 into a<text:s/></text:span><text:span text:style-name="T110">SearchResult<text:s/></text:span><text:span text:style-name="T111">collection,<text:s/></text:span><text:span text:style-name="T112">which<text:s/></text:span><text:span text:style-name="T113">includes titl</text:span><text:span text:style-name="T114">e, score and URL for easy to read output. Finally the<text:s/></text:span><text:span text:style-name="T115">PrintResults</text:span><text:span text:style-name="T116"><text:s/>method makes use of the data structure of our SearchResult object and prints out each result to</text:span><text:span text:style-name="T117"><text:s/>the console with rank, title,<text:s/></text:span><text:span text:style-name="T118">relevance score and URL.</text:span></text:p>
      <text:soft-page-break/>
      <text:p text:style-name="P119">“The second page should contain an<text:s/>example of the java command with concrete parameters and the corresponding output of your program.”</text:p>
      <text:p text:style-name="Standard"><text:span text:style-name="T120">So here is our example:<text:s/></text:span><text:span text:style-name="T121">java –jar IR_P02.jar [</text:span><text:span text:style-name="T122">seedURL</text:span><text:span text:style-name="T123">] [</text:span><text:span text:style-name="T124">crawl depth</text:span><text:span text:style-name="T125">] [</text:span><text:span text:style-name="T126">path_to_index_folder</text:span><text:span text:style-name="T127">] [</text:span><text:span text:style-name="T128">query</text:span><text:span text:style-name="T129">]</text:span></text:p>
      <text:p text:style-name="P130"><text:span text:style-name="T131">&gt; java -jar IR_P02.jar<text:s/></text:span><text:span text:style-name="T132">http://www.mkyong.com/</text:span><text:span text:style-name="T133"><text:s/></text:span><text:span text:style-name="T134">2</text:span><text:span text:style-name="T135"><text:s/></text:span><text:span text:style-name="T136">C:\Users\admin\Desktop\WS_17_18\Information_Retrieval\P02<text:s/></text:span><text:span text:style-name="T137">tutorials</text:span></text:p>
      <text:p text:style-name="P138">&gt;&gt;Parsing the seed URL at depth 2</text:p>
      <text:p text:style-name="P139">&gt;&gt;Successfully instantiated SearchObject:</text:p>
      <text:p text:style-name="P140">&gt;&gt;Creating Index..</text:p>
      <text:p text:style-name="P141">&gt;&gt;Searching for "tutori "(stemmed)</text:p>
      <text:p text:style-name="P142">&gt;&gt;total hits: 111</text:p>
      <text:p text:style-name="P143">&gt;&gt;Ranking the best 10 documents...</text:p>
      <text:p text:style-name="P144">&gt;&gt;total hits: 183</text:p>
      <text:p text:style-name="P145">&gt;&gt;Ranking the best 10 documents...</text:p>
      <text:p text:style-name="P146">1. All Tutorials on Mkyong.com, Score: 0.5679822, (http://www.mkyong.com/all-tutorials-on-mkyong-com)</text:p>
      <text:p text:style-name="P147">2. Java Programming, Learn Java Online with the Java Code Geeks | Java developers resource center - Java, Scala, Groovy, Android, Score: 0.27772442, (http://www.javacodegeeks.com)</text:p>
      <text:p text:style-name="P148">3. Michael Good, Score: 0.27421406, (http://www.mkyong.com/author/michael-good)</text:p>
      <text:p text:style-name="P149">4. hibernate search, Score: 0.27421406, (http://www.mkyong.com/tag/hibernate-search)</text:p>
      <text:p text:style-name="P150">5. .htaccess,<text:s/>Score: 0.27421406, (http://www.mkyong.com/tag/htaccess)</text:p>
      <text:p text:style-name="P151">6. localhost, Score: 0.27421406, (http://www.mkyong.com/tag/localhost)</text:p>
      <text:p text:style-name="P152">7. palindrome, Score: 0.27421406, (http://www.mkyong.com/tag/palindrome)</text:p>
      <text:p text:style-name="P153">8. binary, Score: 0.27421406, (http://www.mkyong.com/tag/binary)</text:p>
      <text:p text:style-name="P154">9. binary and, Score: 0.27421406, (http://www.mkyong.com/tag/binary-and)</text:p>
      <text:p text:style-name="P155">10. bitand, Score: 0.27421406, (http://www.mkyong.com/tag/bitand)</text:p>
      <text:p text:style-name="P156">&gt;&gt;Press Enter to exit.</text:p>
      <text:p text:style-name="P157"/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ans-serif" svg:font-family="sans-serif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mmentartext" style:display-name="Kommentar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Kommentarthema" style:display-name="Kommentarthema" style:family="paragraph" style:parent-style-name="Kommentartext">
      <style:text-properties fo:font-weight="bold" style:font-weight-asian="bold" style:font-weight-complex="bold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Zchn" style:display-name="Kommentartext Zchn" style:family="text" style:parent-style-name="Absatz-Standardschriftart">
      <style:text-properties fo:font-size="10pt" style:font-size-asian="10pt" style:font-size-complex="10pt"/>
    </style:style>
    <style:style style:name="KommentarthemaZchn" style:display-name="Kommentarthema Zchn" style:family="text" style:parent-style-name="KommentartextZchn">
      <style:text-properties fo:font-weight="bold" style:font-weight-asian="bold" style:font-weight-complex="bold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alibri"/>
    </style:style>
    <style:style style:name="ListLabel2" style:display-name="ListLabel 2" style:family="text">
      <style:text-properties style:font-name-complex="Courier New"/>
    </style:style>
    <style:style style:name="WW_CharLFO1LVL1" style:family="text">
      <style:text-properties style:font-name="Times New Roman" style:font-name-complex="Calibri"/>
    </style:style>
    <style:style style:name="WW_CharLFO1LVL2" style:family="text">
      <style:text-properties style:font-name="Times New Roman" style:font-name-complex="Courier New"/>
    </style:style>
    <style:style style:name="WW_CharLFO1LVL5" style:family="text">
      <style:text-properties style:font-name="Times New Roman" style:font-name-complex="Courier New"/>
    </style:style>
    <style:style style:name="WW_CharLFO1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1LVL1" text:bullet-char="-">
        <style:list-level-properties/>
        <style:text-properties style:font-name="Times New Roman"/>
      </text:list-level-style-bullet>
      <text:list-level-style-bullet text:level="2" text:style-name="WW_CharLFO1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dmin</meta:initial-creator>
    <dc:creator>admin</dc:creator>
    <meta:creation-date>2018-01-14T13:53:00Z</meta:creation-date>
    <dc:date>2018-01-14T20:07:00Z</dc:date>
    <meta:template xlink:href="Normal" xlink:type="simple"/>
    <meta:editing-cycles>1</meta:editing-cycles>
    <meta:editing-duration>PT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9" meta:word-count="624" meta:character-count="4552" meta:row-count="32" meta:non-whitespace-character-count="3937"/>
  </office:meta>
</office:document-meta>
</file>